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ist_20_1"/>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Clutch RoadMap</text:p>
      <text:p text:style-name="Author_20_Line_20_Web"><text:a xlink:type="simple" xlink:href="http://www.syger.it/JohnLeach.html">by John Leach</text:a></text:p>
      <text:p text:style-name="Author_20_Line_20_PDF"><text:a xlink:type="simple" xlink:href="#JohnLeach.odt|region">by John Leach</text:a></text:p>
      <text:p text:style-name="Introduction">Now that the basic infrastructure for Clutch is complete (the primary target was unit testing in a Gears <text:span text:style-name="Source_20_Text">WorkerPool</text:span>), the time has come to take a critical look at <text:s/>what has been created, take note of the good parts, and rework the bad parts.</text:p>
      <text:p text:style-name="Introduction">These are currently just musings, based on my own experience of using Clutch, and there is no guarantee that anything written here will see the light of day as working code. One important point though, I'm still prepared to make breaking changes 'for the common good'. They won't be gratuitous, I'm not that masochistic.</text:p>
      <text:p text:style-name="Text_20_body">I'm currently treating this document as a reminder to myself that things can be improved. The writing style will probably reflect that statement.</text:p>
      <text:p text:style-name="Heading_20_4">The Good Parts</text:p>
      <text:p text:style-name="Text_20_body">I'm happy with the unit testing code. Although there are already many JavaScript unit testing frameworks on the market, and this is yet another, I still think it has a few good points:</text:p>
      <text:list text:style-name="List_20_1">
        <text:list-item>
          <text:p text:style-name="P1">It actually works,</text:p>
        </text:list-item>
        <text:list-item>
          <text:p text:style-name="P1">It is a small(ish) amount of code – about 18KB,</text:p>
        </text:list-item>
        <text:list-item>
          <text:p text:style-name="P1">It stores the results as an external JSON file,</text:p>
        </text:list-item>
        <text:list-item>
          <text:p text:style-name="P1">Er, that's it.</text:p>
        </text:list-item>
      </text:list>
      <text:p text:style-name="Text_20_body">I'd like to improve (reduce the amount of) the code that's already there, but it's not very high on my list of priorities.</text:p>
      <text:p text:style-name="Text_20_body">The JSLint service is a great help. I always check that my code is JSLint clean before running any tests. It's not foolproof, but it certainly acts like a 'missing' compiler. The feeling is definitely warm and fuzzy.</text:p>
      <text:p text:style-name="Text_20_body">The Join service is just great for building up specialised libraries from small individual modules. I can't cope with 50-100KB JavaScript source files, but I don't want a dozen script tags in my HTML pages either. Plus <text:span text:style-name="Source_20_Text">WorkerPool</text:span>s accept only one URL.</text:p>
      <text:p text:style-name="Text_20_body">The projects directory works nicely, using a simple JSON configuration file. I'm happy with that idea, and I think it can be used elsewhere too.</text:p>
      <text:p text:style-name="Heading_20_4">The So-So Parts</text:p>
      <text:p text:style-name="Text_20_body">After a few days of use, I'm finding that building those little form tags for each damn operation is just too manual. On the plus side, it does actually work.</text:p>
      <text:p text:style-name="Text_20_body">I keep forgetting to click on the right Join button after making some small modification to one of the source files. This will only get worse as the number of files grows.</text:p>
      <text:p text:style-name="Text_20_body"><text:soft-page-break/>I'd like to see a JSON output for the JSLint reports too. I'm thinking ahead here, towards something with a CruiseControl style to it. <text:s/>I really want a 'check everything – twice' system, especially before a source control commit.</text:p>
      <text:p text:style-name="Heading_20_4">The Bad Parts</text:p>
      <text:p text:style-name="Text_20_body">The whole build process is just too manual. I'm getting fed up with my 'click on a button' solution in half a dozen web pages. It's just not working. I forget to do things. Nothing is telling me what I forgot to do.</text:p>
      <text:p text:style-name="Text_20_body">So I'm going to have to automate a lot of this functionality. I have a few ideas.</text:p>
      <text:p text:style-name="Heading_20_4">The Missing Parts</text:p>
      <text:p text:style-name="Text_20_body">Well, JavaScript is not such a bad language after all, and Gears is becoming a useful platform.</text:p>
      <text:p text:style-name="Text_20_body">I think the next software development cycle is going to have to tackle the object relational management problem. Right now I'm using a ODBC/JDBC type model – the DatabaseLogger is an example. I'll get very tired of that after a dozen tables or 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ourier New1" svg:font-family="'Courier New'" style:font-adornments="Regular"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text-align="start" style:justify-single-word="false" fo:background-color="#ccccff" fo:padding="0cm" fo:border-left="none" fo:border-right="none" fo:border-top="none" fo:border-bottom="0.002cm solid #000000" style:shadow="none">
        <style:background-image/>
      </style:paragraph-properties>
      <style:text-properties style:font-name="Courier New1" fo:font-size="14pt" fo:font-weight="bold" style:font-size-asian="75%" style:font-weight-asian="bold" style:font-size-complex="7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Clutch Roadmap</dc:title>
    <meta:initial-creator>John Leach</meta:initial-creator>
    <meta:creation-date>2007-01-08T11:39:03</meta:creation-date>
    <dc:creator>John Leach</dc:creator>
    <dc:date>2008-06-27T13:23:10</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57</meta:editing-cycles>
    <meta:editing-duration>P13DT13H4M19S</meta:editing-duration>
    <meta:user-defined meta:name="Info 1"/>
    <meta:user-defined meta:name="Info 2"/>
    <meta:user-defined meta:name="Info 3"/>
    <meta:user-defined meta:name="Info 4"/>
    <meta:document-statistic meta:table-count="0" meta:image-count="0" meta:object-count="0" meta:page-count="2" meta:paragraph-count="26" meta:word-count="550" meta:character-count="3044"/>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